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7701in" fo:margin-left="0.5in" fo:margin-top="0in" fo:margin-bottom="0in" fo:break-before="auto" fo:break-after="auto" table:align="left"/>
    </style:style>
    <style:style style:name="Table1.A" style:family="table-column">
      <style:table-column-properties style:column-width="5.7701in"/>
    </style:style>
    <style:style style:name="Table1.1" style:family="table-row">
      <style:table-row-properties fo:keep-together="auto"/>
    </style:style>
    <style:style style:name="Table1.A1" style:family="table-cell">
      <style:table-cell-properties style:vertical-align="" fo:background-color="#d9d9d9" fo:padding="0.0694in" fo:border="1pt solid #000000">
        <style:background-image/>
      </style:table-cell-properties>
    </style:style>
    <style:style style:name="Table2" style:family="table">
      <style:table-properties style:width="5.7701in" fo:margin-left="0.5in" fo:margin-top="0in" fo:margin-bottom="0in" fo:break-before="auto" fo:break-after="auto" table:align="left"/>
    </style:style>
    <style:style style:name="Table2.A" style:family="table-column">
      <style:table-column-properties style:column-width="5.7701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3" style:family="table">
      <style:table-properties style:width="5.7701in" fo:margin-left="0.5in" fo:margin-top="0in" fo:margin-bottom="0in" table:align="left"/>
    </style:style>
    <style:style style:name="Table3.A" style:family="table-column">
      <style:table-column-properties style:column-width="5.7701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4" style:family="table">
      <style:table-properties style:width="5.7701in" fo:margin-left="0.5in" fo:margin-top="0in" fo:margin-bottom="0in" fo:break-before="auto" fo:break-after="auto" table:align="left"/>
    </style:style>
    <style:style style:name="Table4.A" style:family="table-column">
      <style:table-column-properties style:column-width="5.7701in"/>
    </style:style>
    <style:style style:name="Table4.1" style:family="table-row">
      <style:table-row-properties fo:keep-together="auto"/>
    </style:style>
    <style:style style:name="Table4.A1" style:family="table-cell">
      <style:table-cell-properties style:vertical-align="" fo:background-color="#d9d9d9" fo:padding="0.0694in" fo:border="1pt solid #000000">
        <style:background-image/>
      </style:table-cell-properties>
    </style:style>
    <style:style style:name="Table5" style:family="table">
      <style:table-properties style:width="5.7701in" fo:margin-left="0.5in" fo:margin-top="0in" fo:margin-bottom="0in" fo:break-before="auto" fo:break-after="auto" table:align="left"/>
    </style:style>
    <style:style style:name="Table5.A" style:family="table-column">
      <style:table-column-properties style:column-width="5.7701in"/>
    </style:style>
    <style:style style:name="Table5.1" style:family="table-row">
      <style:table-row-properties fo:keep-together="auto"/>
    </style:style>
    <style:style style:name="Table5.A1" style:family="table-cell">
      <style:table-cell-properties style:vertical-align="" fo:background-color="#d9d9d9" fo:padding="0.0694in" fo:border="1pt solid #000000">
        <style:background-image/>
      </style:table-cell-properties>
    </style:style>
    <style:style style:name="Table6" style:family="table">
      <style:table-properties style:width="5.7701in" fo:margin-left="0.5in" fo:margin-top="0in" fo:margin-bottom="0in" table:align="left"/>
    </style:style>
    <style:style style:name="Table6.A" style:family="table-column">
      <style:table-column-properties style:column-width="5.7701in"/>
    </style:style>
    <style:style style:name="Table6.1" style:family="table-row">
      <style:table-row-properties fo:keep-together="auto"/>
    </style:style>
    <style:style style:name="Table6.A1" style:family="table-cell">
      <style:table-cell-properties style:vertical-align="" fo:background-color="#d9d9d9" fo:padding="0.0694in" fo:border="1pt solid #000000">
        <style:background-image/>
      </style:table-cell-properties>
    </style:style>
    <style:style style:name="Table7" style:family="table">
      <style:table-properties style:width="5.7701in" fo:margin-left="0.5in" fo:margin-top="0in" fo:margin-bottom="0in" table:align="left"/>
    </style:style>
    <style:style style:name="Table7.A" style:family="table-column">
      <style:table-column-properties style:column-width="5.7701in"/>
    </style:style>
    <style:style style:name="Table7.1" style:family="table-row">
      <style:table-row-properties fo:keep-together="auto"/>
    </style:style>
    <style:style style:name="Table7.A1" style:family="table-cell">
      <style:table-cell-properties style:vertical-align="" fo:background-color="#d9d9d9" fo:padding="0.0694in" fo:border="1pt solid #000000">
        <style:background-image/>
      </style:table-cell-properties>
    </style:style>
    <style:style style:name="Table8" style:family="table">
      <style:table-properties style:width="5.7701in" fo:margin-left="0.5in" fo:margin-top="0in" fo:margin-bottom="0in" table:align="left"/>
    </style:style>
    <style:style style:name="Table8.A" style:family="table-column">
      <style:table-column-properties style:column-width="5.7701in"/>
    </style:style>
    <style:style style:name="Table8.1" style:family="table-row">
      <style:table-row-properties fo:keep-together="auto"/>
    </style:style>
    <style:style style:name="Table8.A1" style:family="table-cell">
      <style:table-cell-properties style:vertical-align="" fo:background-color="#d9d9d9" fo:padding="0.0694in" fo:border="1pt solid #000000">
        <style:background-image/>
      </style:table-cell-properties>
    </style:style>
    <style:style style:name="Table9" style:family="table">
      <style:table-properties style:width="5.7701in" fo:margin-left="0.5in" fo:margin-top="0in" fo:margin-bottom="0in" table:align="left"/>
    </style:style>
    <style:style style:name="Table9.A" style:family="table-column">
      <style:table-column-properties style:column-width="5.7701in"/>
    </style:style>
    <style:style style:name="Table9.1" style:family="table-row">
      <style:table-row-properties fo:keep-together="auto"/>
    </style:style>
    <style:style style:name="Table9.A1" style:family="table-cell">
      <style:table-cell-properties style:vertical-align="" fo:background-color="#d9d9d9" fo:padding="0.0694in" fo:border="1pt solid #000000">
        <style:background-image/>
      </style:table-cell-properties>
    </style:style>
    <style:style style:name="Table10" style:family="table">
      <style:table-properties style:width="5.7701in" fo:margin-left="0.5in" fo:margin-top="0in" fo:margin-bottom="0in" table:align="left"/>
    </style:style>
    <style:style style:name="Table10.A" style:family="table-column">
      <style:table-column-properties style:column-width="5.7701in"/>
    </style:style>
    <style:style style:name="Table10.1" style:family="table-row">
      <style:table-row-properties fo:keep-together="auto"/>
    </style:style>
    <style:style style:name="Table10.A1" style:family="table-cell">
      <style:table-cell-properties style:vertical-align="" fo:background-color="#d9d9d9" fo:padding="0.0694in" fo:border="1pt solid #000000">
        <style:background-image/>
      </style:table-cell-properties>
    </style:style>
    <style:style style:name="Table11" style:family="table">
      <style:table-properties style:width="5.7701in" fo:margin-left="0.5in" fo:margin-top="0in" fo:margin-bottom="0in" table:align="left"/>
    </style:style>
    <style:style style:name="Table11.A" style:family="table-column">
      <style:table-column-properties style:column-width="5.7701in"/>
    </style:style>
    <style:style style:name="Table11.1" style:family="table-row">
      <style:table-row-properties fo:keep-together="auto"/>
    </style:style>
    <style:style style:name="Table11.A1" style:family="table-cell">
      <style:table-cell-properties style:vertical-align="" fo:background-color="#d9d9d9" fo:padding="0.0694in" fo:border="1pt solid #000000">
        <style:background-image/>
      </style:table-cell-properties>
    </style:style>
    <style:style style:name="P1" style:family="paragraph" style:parent-style-name="Standard">
      <style:paragraph-properties fo:line-height="100%" fo:orphans="0" fo:widows="0"/>
    </style:style>
    <style:style style:name="P2"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 style:family="paragraph" style:parent-style-name="Standard" style:list-style-name="WWNum1" style:master-page-name="Standard">
      <style:paragraph-properties fo:margin-left="0.5in" fo:margin-right="0in" fo:margin-top="0in" fo:margin-bottom="0.1665in" loext:contextual-spacing="false" fo:line-height="100%" fo:text-indent="-0.25in" style:auto-text-indent="false" style:page-number="1"/>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5in" fo:margin-right="0in" fo:margin-top="0in" fo:margin-bottom="0.1665in" loext:contextual-spacing="false" fo:line-height="100%" fo:text-indent="0in" style:auto-text-indent="false"/>
    </style:style>
    <style:style style:name="P6" style:family="paragraph" style:parent-style-name="Standard">
      <style:paragraph-properties fo:margin-left="0.5in" fo:margin-right="0in" fo:margin-top="0.1665in" fo:margin-bottom="0.1665in" loext:contextual-spacing="false" fo:line-height="100%" fo:text-indent="0in" style:auto-text-indent="false"/>
    </style:style>
    <style:style style:name="P7" style:family="paragraph" style:parent-style-name="Standard">
      <style:paragraph-properties fo:margin-left="0in" fo:margin-right="0in" fo:margin-top="0in" fo:margin-bottom="0.1665in" loext:contextual-spacing="false" fo:line-height="100%" fo:text-indent="0in" style:auto-text-indent="false"/>
    </style:style>
    <style:style style:name="P8" style:family="paragraph" style:parent-style-name="Standard">
      <style:paragraph-properties fo:margin-top="0in" fo:margin-bottom="0.1665in" loext:contextual-spacing="false" fo:line-height="100%"/>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42644343" text:style-name="WWNum1">
        <text:list-item>
          <text:p text:style-name="P3">Escribe un programa que pida el nombre, los apellidos y el sexo y muestre en la salida: Bienvenido, Sr./Sra. “Nombre y apellidos”</text:p>
        </text:list-item>
      </text:list>
      <table:table table:name="Table1" table:style-name="Table1">
        <table:table-column table:style-name="Table1.A"/>
        <table:table-row table:style-name="Table1.1">
          <table:table-cell table:style-name="Table1.A1" office:value-type="string">
            <text:p text:style-name="P4">Algoritmo NombreyApellidos</text:p>
            <text:p text:style-name="P4"><text:s text:c="4"/>Escribir "Escriba su nombre y apellidos"</text:p>
            <text:p text:style-name="P4"><text:s text:c="4"/>Leer Nomape</text:p>
            <text:p text:style-name="P4"><text:s text:c="4"/>Escribir "¿Con que se identifica usted?"</text:p>
            <text:p text:style-name="P4"><text:s text:c="4"/>Escribir "f -&gt; Femenino"</text:p>
            <text:p text:style-name="P4"><text:s text:c="4"/>Escribir "m -&gt; Masculino"</text:p>
            <text:p text:style-name="P4"><text:s text:c="4"/>Leer sexo</text:p>
            <text:p text:style-name="P4"><text:s text:c="4"/>Segun sexo Hacer</text:p>
            <text:p text:style-name="P4"><text:s text:c="3"/><text:tab/> 'f':</text:p>
            <text:p text:style-name="P4"><text:s text:c="3"/><text:tab/><text:tab/> Escribir "Bienvenida, Sra." Nomape</text:p>
            <text:p text:style-name="P4"><text:s text:c="3"/><text:tab/> 'm':</text:p>
            <text:p text:style-name="P4"><text:s text:c="3"/><text:tab/><text:tab/> Escribir "Bienvenido, Sr." Nomape</text:p>
            <text:p text:style-name="P4"><text:s text:c="3"/><text:tab/> De Otro Modo:</text:p>
            <text:p text:style-name="P4"><text:s text:c="3"/><text:tab/><text:tab/> Escribir "Error, Ponga bien su genero"</text:p>
            <text:p text:style-name="P4"><text:s text:c="4"/>Fin Segun</text:p>
            <text:p text:style-name="P4">FinAlgoritmo</text:p>
          </table:table-cell>
        </table:table-row>
      </table:table>
      <text:p text:style-name="P5"/>
      <text:list xml:id="list95625134256090" text:continue-numbering="true" text:style-name="WWNum1">
        <text:list-item>
          <text:p text:style-name="P2">Escribe un programa que determine si el número introducido es positivo o negativo</text:p>
        </text:list-item>
      </text:list>
      <table:table table:name="Table2" table:style-name="Table2">
        <table:table-column table:style-name="Table2.A"/>
        <table:table-row table:style-name="Table2.1">
          <table:table-cell table:style-name="Table2.A1" office:value-type="string">
            <text:p text:style-name="P4">Algoritmo PosioNegat</text:p>
            <text:p text:style-name="P4"><text:s text:c="4"/>Escribir "Escriba su numero , para aberiguar si es positivo o negativo"</text:p>
            <text:p text:style-name="P4"><text:s text:c="4"/>Leer num</text:p>
            <text:p text:style-name="P4"><text:s text:c="4"/>Si num &lt; 0 Entonces</text:p>
            <text:p text:style-name="P4"><text:s text:c="3"/><text:tab/> Escribir "Tu numero: " num " es negativo"</text:p>
            <text:p text:style-name="P4"><text:s text:c="4"/>SiNo</text:p>
            <text:p text:style-name="P4"><text:s text:c="3"/><text:tab/> Si num &gt; 0 entonces</text:p>
            <text:p text:style-name="P4"><text:s text:c="3"/><text:tab/><text:tab/> Escribir "Tu numero: " num " es positivo"</text:p>
            <text:p text:style-name="P4"><text:s text:c="3"/><text:tab/> SiNo</text:p>
            <text:p text:style-name="P4"><text:s text:c="3"/><text:tab/><text:tab/> Escribir "Tu numero: " num " es neutro"</text:p>
            <text:p text:style-name="P4"><text:s text:c="3"/><text:tab/> FinSi</text:p>
            <text:p text:style-name="P4"><text:s text:c="4"/>Fin Si</text:p>
            <text:p text:style-name="P4">FinAlgoritmo</text:p>
          </table:table-cell>
        </table:table-row>
      </table:table>
      <text:p text:style-name="P7"/>
      <text:list xml:id="list95624659939034" text:continue-numbering="true" text:style-name="WWNum1">
        <text:list-item>
          <text:p text:style-name="P2">Escribe un programa que determine si el número introducido tiene 3 dígitos o no.</text:p>
        </text:list-item>
      </text:list>
      <table:table table:name="Table3" table:style-name="Table3">
        <table:table-column table:style-name="Table3.A"/>
        <table:table-row table:style-name="Table3.1">
          <table:table-cell table:style-name="Table3.A1" office:value-type="string">
            <text:p text:style-name="P1">Algoritmo tresdigitos</text:p>
            <text:p text:style-name="P1"><text:s text:c="4"/>Escribir "Escribe tu numero para comrobar si tiene 3 digitos"</text:p>
            <text:p text:style-name="P1"><text:s text:c="4"/>Leer num</text:p>
            <text:p text:style-name="P1"><text:s text:c="4"/>Si num &gt; 999 o num &lt; 100 Entonces</text:p>
            <text:p text:style-name="P1"><text:s text:c="3"/><text:tab/> Escribir "El numero no tiene 3 digitos"</text:p>
            <text:p text:style-name="P1"><text:s text:c="4"/>SiNo</text:p>
            <text:p text:style-name="P1"><text:s text:c="3"/><text:tab/> Escribir "El numero si tiene 3 digitos"</text:p>
            <text:p text:style-name="P1"><text:s text:c="4"/>Fin Si</text:p>
            <text:p text:style-name="P1">FinAlgoritmo</text:p>
          </table:table-cell>
        </table:table-row>
      </table:table>
      <text:list xml:id="list95624248165609" text:continue-numbering="true" text:style-name="WWNum1">
        <text:list-item>
          <text:p text:style-name="P2">Escribe un programa que pida 2 números e indique si el primero es múltiplo del segundo.</text:p>
        </text:list-item>
      </text:list>
      <table:table table:name="Table4" table:style-name="Table4">
        <table:table-column table:style-name="Table4.A"/>
        <table:table-row table:style-name="Table4.1">
          <table:table-cell table:style-name="Table4.A1" office:value-type="string">
            <text:p text:style-name="P4">Algoritmo multipl</text:p>
            <text:p text:style-name="P4"><text:s text:c="4"/>Escribir "Escriba numeros que quieras saber si son multiplos"</text:p>
            <text:p text:style-name="P4"><text:s text:c="4"/>Escribir "Escriba el 1º numero"</text:p>
            <text:p text:style-name="P4"><text:s text:c="4"/>Leer num1</text:p>
            <text:p text:style-name="P4"><text:s text:c="4"/>Escribir "Escriba el 2º numero"</text:p>
            <text:p text:style-name="P4"><text:s text:c="4"/>Leer num2</text:p>
            <text:p text:style-name="P4"><text:s text:c="4"/>i &lt;- num1 MOD num2</text:p>
            <text:p text:style-name="P4"><text:s text:c="4"/>Si i &lt;&gt; 0 Entonces</text:p>
            <text:p text:style-name="P4"><text:s text:c="3"/><text:tab/> Escribir "No son multiplos"</text:p>
            <text:p text:style-name="P4"><text:s text:c="4"/>SiNo</text:p>
            <text:p text:style-name="P4"><text:s text:c="3"/><text:tab/> Escribir "Si son multiplos"</text:p>
            <text:p text:style-name="P4"><text:s text:c="4"/>Fin Si</text:p>
            <text:p text:style-name="P4">FinAlgoritmo</text:p>
          </table:table-cell>
        </table:table-row>
      </table:table>
      <text:p text:style-name="P7"/>
      <text:list xml:id="list95624547615874" text:continue-numbering="true" text:style-name="WWNum1">
        <text:list-item>
          <text:p text:style-name="P2">Escribe un programa que determine si el número introducido termina en 0 (positivo o negativo)</text:p>
        </text:list-item>
      </text:list>
      <table:table table:name="Table5" table:style-name="Table5">
        <table:table-column table:style-name="Table5.A"/>
        <table:table-row table:style-name="Table5.1">
          <table:table-cell table:style-name="Table5.A1" office:value-type="string">
            <text:p text:style-name="P4">Algoritmo terminaencinco</text:p>
            <text:p text:style-name="P4"><text:s text:c="4"/>Escribir "Introduce el numero que quieres comprobar si termina en 5 o no"</text:p>
            <text:p text:style-name="P4"><text:s text:c="4"/>Leer num</text:p>
            <text:p text:style-name="P4"><text:s text:c="4"/>i &lt;- num MOD 10</text:p>
            <text:p text:style-name="P4"><text:s text:c="4"/>Si i = 5 o i = -5 Entonces</text:p>
            <text:p text:style-name="P4"><text:s text:c="3"/><text:tab/> Escribir "Termina en " i</text:p>
            <text:p text:style-name="P4"><text:s text:c="4"/>SiNo</text:p>
            <text:p text:style-name="P4"><text:s text:c="3"/><text:tab/> Escribir "No termina en 5 ,termina en " i</text:p>
            <text:p text:style-name="P4"><text:s text:c="4"/>Fin Si</text:p>
            <text:p text:style-name="P4">FinAlgoritmo</text:p>
          </table:table-cell>
        </table:table-row>
      </table:table>
      <text:p text:style-name="P5"/>
      <text:list xml:id="list95625490886146" text:continue-numbering="true" text:style-name="WWNum1">
        <text:list-item>
          <text:p text:style-name="P2">Escribe un programa que pida 2 números y a continuación la operación a realizar (1. suma, 2. resta, 3. multiplicación, 4. división). El programa debe devolver el resultado de la operación indicada.</text:p>
        </text:list-item>
      </text:list>
      <table:table table:name="Table6" table:style-name="Table6">
        <table:table-column table:style-name="Table6.A"/>
        <table:table-row table:style-name="Table6.1">
          <table:table-cell table:style-name="Table6.A1" office:value-type="string">
            <text:p text:style-name="P1"><text:tab/>Funcion Resultado &lt;- Suma ( Sum1, Sum2 )</text:p>
            <text:p text:style-name="P1"><text:s text:c="3"/><text:tab/> Resultado &lt;- Sum1 + Sum2</text:p>
            <text:p text:style-name="P1"><text:s text:c="4"/>Fin Funcion</text:p>
            <text:p text:style-name="P1"><text:s text:c="4"/></text:p>
            <text:p text:style-name="P1"><text:s text:c="4"/>Funcion Resultado &lt;- Resta ( Res1, Res2 )</text:p>
            <text:p text:style-name="P1"><text:s text:c="3"/><text:tab/> Resultado &lt;- Res1 - Res2</text:p>
            <text:p text:style-name="P1"><text:s text:c="4"/>Fin Funcion</text:p>
            <text:p text:style-name="P1"><text:s text:c="4"/></text:p>
            <text:p text:style-name="P1"><text:s text:c="4"/>Funcion Resultado &lt;- Multiplicacion ( Mul1, Mul2 )</text:p>
            <text:p text:style-name="P1"><text:s text:c="3"/><text:tab/> Resultado &lt;- Mul1 * Mul2</text:p>
            <text:p text:style-name="P1"><text:s text:c="4"/>Fin Funcion</text:p>
            <text:p text:style-name="P1"><text:s text:c="4"/></text:p>
            <text:p text:style-name="P1"><text:s text:c="4"/>Funcion Resultado &lt;- Division ( Div1, Div2 )</text:p>
            <text:p text:style-name="P1"><text:s text:c="3"/><text:tab/> Resultado &lt;- Div1 / Div2</text:p>
            <text:p text:style-name="P1"><text:s text:c="4"/>Fin Funcion</text:p>
            <text:p text:style-name="P1"><text:s text:c="4"/></text:p>
            <text:p text:style-name="P1"><text:s text:c="4"/>Algoritmo Calculadora</text:p>
            <text:p text:style-name="P1"><text:s text:c="3"/><text:tab/> Escribir "Bienvenido a mi calculadora"</text:p>
            <text:p text:style-name="P1"><text:s text:c="3"/><text:tab/> Repetir</text:p>
            <text:p text:style-name="P1"><text:s text:c="3"/><text:tab/><text:tab/> Escribir "Elige una opcion"</text:p>
            <text:p text:style-name="P1"><text:s text:c="3"/><text:tab/><text:tab/> Escribir "1.- suma"</text:p>
            <text:p text:style-name="P1"><text:s text:c="3"/><text:tab/><text:tab/> Escribir "2.- resta"</text:p>
            <text:p text:style-name="P1"><text:s text:c="3"/><text:tab/><text:tab/> Escribir "3.- multiplicacion"</text:p>
            <text:p text:style-name="P1"><text:s text:c="3"/><text:tab/><text:tab/> Escribir "4.- division"</text:p>
            <text:p text:style-name="P1"><text:s text:c="3"/><text:tab/><text:tab/> Leer operando</text:p>
            <text:p text:style-name="P1"><text:s text:c="3"/><text:tab/><text:tab/> Segun operando Hacer</text:p>
            <text:p text:style-name="P1"><text:s text:c="3"/><text:tab/><text:tab/><text:tab/> 1:</text:p>
            <text:p text:style-name="P1"><text:s text:c="3"/><text:tab/><text:tab/><text:tab/><text:tab/> Escribir "Introduce el primer sumando: "</text:p>
            <text:p text:style-name="P1"><text:s text:c="3"/><text:tab/><text:tab/><text:tab/><text:tab/> Leer Num1</text:p>
            <text:p text:style-name="P1"><text:s text:c="3"/><text:tab/><text:tab/><text:tab/><text:tab/> Escribir "Introduce el segundo sumando: "</text:p>
            <text:p text:style-name="P1"><text:s text:c="3"/><text:tab/><text:tab/><text:tab/><text:tab/> Leer Num2</text:p>
            <text:p text:style-name="P1"><text:s text:c="3"/><text:tab/><text:tab/><text:tab/><text:tab/> res &lt;- Suma(Num1, Num2)</text:p>
            <text:p text:style-name="P1"><text:s text:c="3"/><text:tab/><text:tab/><text:tab/><text:tab/> Escribir "Resultado de " Num1 " y " Num2 " es: " res</text:p>
            <text:p text:style-name="P1"><text:s text:c="3"/><text:tab/><text:tab/><text:tab/> 2:</text:p>
            <text:p text:style-name="P1"><text:s text:c="3"/><text:tab/><text:tab/><text:tab/><text:tab/> Escribir "Introduce el primer resto: "</text:p>
            <text:p text:style-name="P1"><text:s text:c="3"/><text:tab/><text:tab/><text:tab/><text:tab/> Leer Num1</text:p>
            <text:p text:style-name="P1"><text:s text:c="3"/><text:tab/><text:tab/><text:tab/><text:tab/> Escribir "Introduce el segundo resto: "</text:p>
            <text:p text:style-name="P1"><text:s text:c="3"/><text:tab/><text:tab/><text:tab/><text:tab/> Leer Num2</text:p>
            <text:p text:style-name="P1"><text:s text:c="3"/><text:tab/><text:tab/><text:tab/><text:tab/> res &lt;- Resta(Num1, Num2)</text:p>
            <text:p text:style-name="P1"><text:s text:c="3"/><text:tab/><text:tab/><text:tab/><text:tab/> Escribir "Resultado de " Num1 " y " Num2 " es: " res</text:p>
            <text:p text:style-name="P1"><text:s text:c="3"/><text:tab/><text:tab/><text:tab/> 3:</text:p>
            <text:p text:style-name="P1"><text:s text:c="3"/><text:tab/><text:tab/><text:tab/><text:tab/> Escribir "Introduce el primer multiplicador: "</text:p>
            <text:p text:style-name="P1"><text:s text:c="3"/><text:tab/><text:tab/><text:tab/><text:tab/> Leer Num1</text:p>
            <text:p text:style-name="P1"><text:s text:c="3"/><text:tab/><text:tab/><text:tab/><text:tab/> Escribir "Introduce el segundo multiplicador: "</text:p>
            <text:p text:style-name="P1"><text:s text:c="3"/><text:tab/><text:tab/><text:tab/><text:tab/> Leer Num2</text:p>
            <text:p text:style-name="P1"><text:s text:c="3"/><text:tab/><text:tab/><text:tab/><text:tab/> res &lt;- Multiplicacion(Num1, Num2)</text:p>
            <text:p text:style-name="P1"><text:s text:c="3"/><text:tab/><text:tab/><text:tab/><text:tab/> Escribir "Resultado de " Num1 " y " Num2 " es: " res</text:p>
            <text:p text:style-name="P1"><text:s text:c="3"/><text:tab/><text:tab/><text:tab/> 4:</text:p>
            <text:p text:style-name="P1"><text:s text:c="3"/><text:tab/><text:tab/><text:tab/><text:tab/> Escribir "Introduce el primer divisor: "</text:p>
            <text:p text:style-name="P1"><text:s text:c="3"/><text:tab/><text:tab/><text:tab/><text:tab/> Leer Num1</text:p>
            <text:p text:style-name="P1"><text:s text:c="3"/><text:tab/><text:tab/><text:tab/><text:tab/> Escribir "Introduce el segundo divisor: "</text:p>
            <text:p text:style-name="P1"><text:s text:c="3"/><text:tab/><text:tab/><text:tab/><text:tab/> Leer Num2</text:p>
            <text:p text:style-name="P1"><text:s text:c="3"/><text:tab/><text:tab/><text:tab/><text:tab/> res &lt;- Division(Num1, Num2)</text:p>
            <text:p text:style-name="P1"><text:s text:c="3"/><text:tab/><text:tab/><text:tab/><text:tab/> Escribir "Resultado de " Num1 " y " Num2 " es: " res</text:p>
            <text:p text:style-name="P1"><text:s text:c="3"/><text:tab/><text:tab/><text:tab/> De otro modo:</text:p>
            <text:p text:style-name="P1"><text:s text:c="3"/><text:tab/><text:tab/><text:tab/><text:tab/> Escribir "Error"</text:p>
            <text:p text:style-name="P1"><text:s text:c="3"/><text:tab/><text:tab/> FinSegun</text:p>
            <text:p text:style-name="P1"><text:s text:c="3"/><text:tab/> Hasta Que operando&gt;0 y operando&lt;5</text:p>
            <text:p text:style-name="P1">FinAlgoritmo</text:p>
          </table:table-cell>
        </table:table-row>
      </table:table>
      <text:p text:style-name="P5"/>
      <text:p text:style-name="P5"/>
      <text:list xml:id="list95624024265494" text:continue-numbering="true" text:style-name="WWNum1">
        <text:list-item>
          <text:p text:style-name="P2">Escribe un programa que pida la altura y el peso y muestre el imc de esa persona:<text:a xlink:type="simple" xlink:href="https://www.texasheart.org/heart-health/heart-information-center/topics/calculadora-del-indice-de-masa-corporal-imc/" text:style-name="ListLabel_20_10" text:visited-style-name="ListLabel_20_10"> </text:a><text:a xlink:type="simple" xlink:href="https://www.texasheart.org/heart-health/heart-information-center/topics/calculadora-del-indice-de-masa-corporal-imc/" text:style-name="ListLabel_20_11" text:visited-style-name="ListLabel_20_11"><text:span text:style-name="T1">https://www.texasheart.org/heart-health/heart-information-center/topics/calculadora-del-indice-de-masa-corporal-imc/</text:span></text:a><text:span text:style-name="T1">7</text:span></text:p>
        </text:list-item>
      </text:list>
      <table:table table:name="Table7" table:style-name="Table7">
        <table:table-column table:style-name="Table7.A"/>
        <table:table-row table:style-name="Table7.1">
          <table:table-cell table:style-name="Table7.A1" office:value-type="string">
            <text:p text:style-name="P1">Algoritmo IMC</text:p>
            <text:p text:style-name="P1"><text:s text:c="4"/>Escribir "Bienvenido a tu calculador de IMC"</text:p>
            <text:p text:style-name="P1"><text:s text:c="4"/>Escribir "---------------------------------"</text:p>
            <text:p text:style-name="P1"><text:s text:c="4"/>Escribir "Ingrese tu peso"</text:p>
            <text:p text:style-name="P1"><text:s text:c="4"/>Leer peso</text:p>
            <text:p text:style-name="P1"><text:s text:c="4"/>Escribir "Ingrese tu altura en metros"</text:p>
            <text:p text:style-name="P1"><text:s text:c="4"/>Leer altura</text:p>
            <text:p text:style-name="P1"><text:s text:c="4"/>Escribir "---------------------------------"</text:p>
            <text:p text:style-name="P1"><text:s text:c="4"/>i &lt;- peso / (altura * altura)</text:p>
            <text:p text:style-name="P1"><text:s text:c="4"/>Escribir "Tu IMC es: " i</text:p>
            <text:p text:style-name="P1">FinAlgoritmo</text:p>
            <text:p text:style-name="P1"/>
          </table:table-cell>
        </table:table-row>
      </table:table>
      <text:p text:style-name="P7"/>
      <text:list xml:id="list95624400092330" text:continue-numbering="true" text:style-name="WWNum1">
        <text:list-item>
          <text:p text:style-name="P2">Escribe un programa que determine si el número introducido termina en 5 (positivo o negativo)</text:p>
        </text:list-item>
      </text:list>
      <table:table table:name="Table8" table:style-name="Table8">
        <table:table-column table:style-name="Table8.A"/>
        <table:table-row table:style-name="Table8.1">
          <table:table-cell table:style-name="Table8.A1" office:value-type="string">
            <text:p text:style-name="P1">Algoritmo terminaencinco</text:p>
            <text:p text:style-name="P1"><text:s text:c="4"/>Escribir "Introduce el numero que quieres comprobar si termina en 5 o no"</text:p>
            <text:p text:style-name="P1"><text:s text:c="4"/>Leer num</text:p>
            <text:p text:style-name="P1"><text:s text:c="4"/>i &lt;- num MOD 10</text:p>
            <text:p text:style-name="P1"><text:s text:c="4"/>Si i = 5 o i = -5 Entonces</text:p>
            <text:p text:style-name="P1"><text:s text:c="3"/><text:tab/> Escribir "Termina en " i</text:p>
            <text:p text:style-name="P1"><text:s text:c="4"/>SiNo</text:p>
            <text:p text:style-name="P1"><text:s text:c="3"/><text:tab/> Escribir "No termina en 5 ,termina en " i</text:p>
            <text:p text:style-name="P1"><text:s text:c="4"/>Fin Si</text:p>
            <text:p text:style-name="P1">FinAlgoritmo</text:p>
          </table:table-cell>
        </table:table-row>
      </table:table>
      <text:p text:style-name="P7"/>
      <text:list xml:id="list95624987058459" text:continue-numbering="true" text:style-name="WWNum1">
        <text:list-item>
          <text:p text:style-name="P2">Escribe un programa que pida 3 números y los muestre de menor a mayor.</text:p>
        </text:list-item>
      </text:list>
      <table:table table:name="Table9" table:style-name="Table9">
        <table:table-column table:style-name="Table9.A"/>
        <text:soft-page-break/>
        <table:table-row table:style-name="Table9.1">
          <table:table-cell table:style-name="Table9.A1" office:value-type="string">
            <text:p text:style-name="P1">Algoritmo tresnumeros</text:p>
            <text:p text:style-name="P1"><text:s text:c="4"/>Escribir "COMPROBADOR DE NUMEROS (de menor a mayor)"</text:p>
            <text:p text:style-name="P1"><text:s text:c="4"/>Escribir "-----------------------------------------"</text:p>
            <text:p text:style-name="P1"><text:s text:c="4"/>Escribir "Escribe el primero numero a comprobar"</text:p>
            <text:p text:style-name="P1"><text:s text:c="4"/>Leer i</text:p>
            <text:p text:style-name="P1"><text:s text:c="4"/>Escribir "Escribe el segundo numero a comprobar"</text:p>
            <text:p text:style-name="P1"><text:s text:c="4"/>Leer j</text:p>
            <text:p text:style-name="P1"><text:s text:c="4"/>Escribir "Escribe el tercero numero a comprobar"</text:p>
            <text:p text:style-name="P1"><text:s text:c="4"/>Leer t</text:p>
            <text:p text:style-name="P1"><text:s text:c="4"/>Escribir "-----------------------------------------"</text:p>
            <text:p text:style-name="P1"><text:s text:c="4"/>Si i &lt; j y i &lt; t Entonces</text:p>
            <text:p text:style-name="P1"><text:s text:c="3"/><text:tab/> Si j &lt; t Entonces</text:p>
            <text:p text:style-name="P1"><text:s text:c="3"/><text:tab/><text:tab/> Escribir i ", " j ", " t</text:p>
            <text:p text:style-name="P1"><text:s text:c="3"/><text:tab/> SiNo</text:p>
            <text:p text:style-name="P1"><text:s text:c="3"/><text:tab/><text:tab/> Escribir i ", " t ", " j</text:p>
            <text:p text:style-name="P1"><text:s text:c="3"/><text:tab/> Fin Si</text:p>
            <text:p text:style-name="P1"><text:s text:c="4"/>SiNo</text:p>
            <text:p text:style-name="P1"><text:s text:c="3"/><text:tab/> Si t &lt; i Y t &lt; j Entonces</text:p>
            <text:p text:style-name="P1"><text:s text:c="3"/><text:tab/><text:tab/> Si i &lt; j Entonces</text:p>
            <text:p text:style-name="P1"><text:s text:c="3"/><text:tab/><text:tab/><text:tab/> Escribir t ", " i ", " j</text:p>
            <text:p text:style-name="P1"><text:s text:c="3"/><text:tab/><text:tab/> SiNo</text:p>
            <text:p text:style-name="P1"><text:s text:c="3"/><text:tab/><text:tab/><text:tab/> Escribir t ", " j ", " i</text:p>
            <text:p text:style-name="P1"><text:s text:c="3"/><text:tab/><text:tab/> Fin Si</text:p>
            <text:p text:style-name="P1"><text:s text:c="3"/><text:tab/> SiNo</text:p>
            <text:p text:style-name="P1"><text:s text:c="3"/><text:tab/><text:tab/> Si i &lt; t Entonces</text:p>
            <text:p text:style-name="P1"><text:s text:c="3"/><text:tab/><text:tab/><text:tab/> Escribir j ", " i ", " t</text:p>
            <text:p text:style-name="P1"><text:s text:c="3"/><text:tab/><text:tab/> SiNo</text:p>
            <text:p text:style-name="P1"><text:s text:c="3"/><text:tab/><text:tab/><text:tab/> Escribir j ", " t ", " i</text:p>
            <text:p text:style-name="P1"><text:s text:c="3"/><text:tab/><text:tab/> Fin Si</text:p>
            <text:p text:style-name="P1"><text:s text:c="3"/><text:tab/> Fin Si</text:p>
            <text:p text:style-name="P1"><text:s text:c="4"/>Fin Si</text:p>
            <text:p text:style-name="P1">FinAlgoritmo</text:p>
          </table:table-cell>
        </table:table-row>
      </table:table>
      <text:p text:style-name="P7"/>
      <text:list xml:id="list95623901358256" text:continue-numbering="true" text:style-name="WWNum1">
        <text:list-item>
          <text:p text:style-name="P2">Escribe un programa que calcule el aumento al sueldo de un empleado; si el sueldo es mayor a 500.000€ su aumento será del 12%, pero si su sueldo es menor, el aumento será del 15%.</text:p>
        </text:list-item>
      </text:list>
      <table:table table:name="Table10" table:style-name="Table10">
        <table:table-column table:style-name="Table10.A"/>
        <table:table-row table:style-name="Table10.1">
          <table:table-cell table:style-name="Table10.A1" office:value-type="string">
            <text:p text:style-name="P1">Algoritmo Aumentosueldo</text:p>
            <text:p text:style-name="P1"><text:s text:c="4"/>Escribir "Maquina de aumento de sueldo"</text:p>
            <text:p text:style-name="P1"><text:s text:c="4"/>Escribir "----------------------------"</text:p>
            <text:p text:style-name="P1"><text:s text:c="4"/>Escribir "Escriba tu sueldo: "</text:p>
            <text:p text:style-name="P1"><text:s text:c="4"/>Leer sueldo</text:p>
            <text:p text:style-name="P1"><text:s text:c="4"/>Si sueldo &gt; 500000 Entonces</text:p>
            <text:p text:style-name="P1"><text:s text:c="3"/><text:tab/> tmp &lt;- sueldo * 12 / 100</text:p>
            <text:p text:style-name="P1"><text:s text:c="3"/><text:tab/> Escribir "Tu sueldo aumenta: " tmp</text:p>
            <text:p text:style-name="P1"><text:s text:c="3"/><text:tab/> tmp &lt;- sueldo + tmp</text:p>
            <text:p text:style-name="P1"><text:s text:c="3"/><text:tab/> Escribir "Tu sueldo aumentaria a: " tmp</text:p>
            <text:p text:style-name="P1"><text:s text:c="4"/>SiNo</text:p>
            <text:p text:style-name="P1"><text:s text:c="3"/><text:tab/> tmp &lt;- sueldo * 15 / 100</text:p>
            <text:p text:style-name="P1"><text:s text:c="3"/><text:tab/> Escribir "Tu sueldo aumenta: " tmp</text:p>
            <text:p text:style-name="P1"><text:s text:c="3"/><text:tab/> tmp &lt;- sueldo + tmp</text:p>
            <text:p text:style-name="P1"><text:s text:c="3"/><text:tab/> Escribir "Tu sueldo aumentaria a: " tmp</text:p>
            <text:p text:style-name="P1"><text:s text:c="4"/>Fin Si</text:p>
            <text:p text:style-name="P1">FinAlgoritmo</text:p>
          </table:table-cell>
        </table:table-row>
      </table:table>
      <text:p text:style-name="P7"/>
      <text:list xml:id="list95624480712252" text:continue-numbering="true" text:style-name="WWNum1">
        <text:list-item>
          <text:p text:style-name="P2">Escribe un programa que calcule el precio total de la compra de zapatos para una tienda que tiene una promoción de descuento para vender al por mayor, esta dependerá del número de zapatos que se compren. Si son más de diez, se les dará un 10% de descuento sobre el total de la compra; si el número de zapatos es mayor de veinte pero menor de treinta, se le otorga un 20% de descuento; y si son más treinta zapatos se otorgará un 40% de descuento. El precio de cada zapato es de 80€.</text:p>
        </text:list-item>
      </text:list>
      <table:table table:name="Table11" table:style-name="Table11">
        <table:table-column table:style-name="Table11.A"/>
        <table:table-row table:style-name="Table11.1">
          <table:table-cell table:style-name="Table11.A1" office:value-type="string">
            <text:p text:style-name="P1">Algoritmo Zapatos</text:p>
            <text:p text:style-name="P1"><text:s text:c="4"/>Escribir "¡¡¡Bienvenido a la tienda de zapatos!!!"</text:p>
            <text:p text:style-name="P1"><text:s text:c="4"/>Escribir "----------------------------------------"</text:p>
            <text:p text:style-name="P1"><text:s text:c="4"/>Escribir "Escriba la cantidad de zapatos que desea:"</text:p>
            <text:p text:style-name="P1"><text:s text:c="4"/>Leer zapa</text:p>
            <text:p text:style-name="P1"><text:s text:c="4"/>total &lt;- zapa * 80</text:p>
            <text:p text:style-name="P1"><text:s text:c="4"/>Si zapa &lt; 11 Entonces</text:p>
            <text:p text:style-name="P1"><text:s text:c="3"/><text:tab/> Escribir "El precio es: ",total</text:p>
            <text:p text:style-name="P1"><text:s text:c="4"/>SiNo</text:p>
            <text:p text:style-name="P1"><text:s text:c="3"/><text:tab/> Si zapa &gt; 10 y zapa &lt; 21 Entonces</text:p>
            <text:p text:style-name="P1"><text:s text:c="3"/><text:tab/><text:tab/> tmp &lt;- total - total * 10 / 100</text:p>
            <text:p text:style-name="P1"><text:s text:c="3"/><text:tab/><text:tab/> Escribir "El precio es: ",tmp</text:p>
            <text:p text:style-name="P1"><text:s text:c="3"/><text:tab/> SiNo</text:p>
            <text:p text:style-name="P1"><text:s text:c="3"/><text:tab/><text:tab/> Si zapa &gt; 20 y zapa &lt; 31 Entonces</text:p>
            <text:p text:style-name="P1"><text:s text:c="3"/><text:tab/><text:tab/><text:tab/> tmp &lt;- total - total * 20 / 100</text:p>
            <text:p text:style-name="P1"><text:s text:c="3"/><text:tab/><text:tab/><text:tab/> Escribir "El precio es: ",tmp</text:p>
            <text:p text:style-name="P1"><text:s text:c="3"/><text:tab/><text:tab/> SiNo</text:p>
            <text:p text:style-name="P1"><text:s text:c="3"/><text:tab/><text:tab/><text:tab/> Si zapa &gt; 30 Entonces</text:p>
            <text:p text:style-name="P1"><text:s text:c="3"/><text:tab/><text:tab/><text:tab/><text:tab/> tmp &lt;- total - total* 40 / 100</text:p>
            <text:p text:style-name="P1"><text:s text:c="3"/><text:tab/><text:tab/><text:tab/><text:tab/> Escribir "El precio es: ",tmp</text:p>
            <text:p text:style-name="P1"><text:s text:c="3"/><text:tab/><text:tab/><text:tab/> SiNo</text:p>
            <text:p text:style-name="P1"><text:s text:c="3"/><text:tab/><text:tab/><text:tab/><text:tab/> Escribir "Error de numeracion"</text:p>
            <text:p text:style-name="P1"><text:s text:c="3"/><text:tab/><text:tab/><text:tab/> Fin Si</text:p>
            <text:p text:style-name="P1"><text:s text:c="3"/><text:tab/><text:tab/> Fin Si</text:p>
            <text:p text:style-name="P1"><text:s text:c="3"/><text:tab/> Fin Si</text:p>
            <text:p text:style-name="P1"><text:s text:c="4"/>Fin Si</text:p>
            <text:p text:style-name="P1">FinAlgoritmo</text:p>
          </table:table-cell>
        </table:table-row>
      </table:table>
      <text:p text:style-name="P8"/>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Ejercicios de Adrian Carmona 1DA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2" meta:paragraph-count="229" meta:word-count="1212" meta:character-count="7661" meta:non-whitespace-character-count="5664"/>
    <meta:generator>LibreOfficeDev/6.0.5.2$Linux_X86_64 LibreOffice_project/</meta:generator>
  </office:meta>
</office:document-meta>
</file>